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87cm" draw:z-index="0"><draw:image xlink:href="../../odt_eng/images/011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Non-zero data export to exchange file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61cm" svg:height="1.3cm" draw:z-index="0"><draw:image xlink:href="../../odt_eng/images/011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s intended to record data to data exchange binary file.</text:p>
            <text:p text:style-name="Text_20_body"><text:span text:style-name="Основной_20_шрифт_20_абзаца"><text:span text:style-name="T1">Exchange file </text:span></text:span><text:span text:style-name="Основной_20_шрифт_20_абзаца"><text:span text:style-name="T3">format </text:span></text:span><text:span text:style-name="Основной_20_шрифт_20_абзаца"><text:span text:style-name="T1">is as follows:</text:span></text:span></text:p>
            <text:p text:style-name="P3">[data quantity N – int32][value index 1 – real 8][value 1 – real 8]….[value index N – real 8]<text:line-break/>[value N – real 8]</text:p>
            <text:p text:style-name="P3">Number of read-out signals is equal to the number of non-zero data at the unit inputs.</text:p>
            <text:p text:style-name="Text_20_body"><text:span text:style-name="Основной_20_шрифт_20_абзаца"><text:span text:style-name="T1">Unit </text:span></text:span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5004286970448703979" text:style-name="L1">
              <text:list-item>
                <text:p text:style-name="P5">Number of inputs.</text:p>
              </text:list-item>
              <text:list-item>
                <text:p text:style-name="P5">Export data file – relative path to the data exchange file.</text:p>
              </text:list-item>
              <text:list-item>
                <text:p text:style-name="P5">Send a message on stop – upon stop of calculation, data quantity =-1 (FFFF) will be recorded to the exchange file.</text:p>
              </text:list-item>
              <text:list-item>
                <text:p text:style-name="P5">Data exchange interval – an interval the data is read out from the exchange file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Экспорт ненулевых данных в файл обмена</dc:title>
    <meta:creation-date>2012-04-18T11:02:00Z</meta:creation-date>
    <dc:date>2012-04-25T10:07:48.75</dc:date>
    <meta:editing-cycles>7</meta:editing-cycles>
    <meta:editing-duration>PT7H6M47S</meta:editing-duration>
    <meta:document-statistic meta:table-count="1" meta:image-count="2" meta:object-count="0" meta:page-count="1" meta:paragraph-count="15" meta:word-count="127" meta:character-count="66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9.odt/Normal.dotm"/>
  </office:meta>
</office:document-meta>
</file>